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389in" fo:margin-left="-0.0069in" fo:margin-top="0in" fo:margin-bottom="0in" table:align="left" style:writing-mode="lr-tb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0.1806in"/>
    </style:style>
    <style:style style:name="Table2.C" style:family="table-column">
      <style:table-column-properties style:column-width="2.4521in"/>
    </style:style>
    <style:style style:name="Table2.D" style:family="table-column">
      <style:table-column-properties style:column-width="1.3868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85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Pedir reserva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un cliente quiera hacer una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Cliente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cliente quiera realizar una reserva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edirá los datos personales, de contacto (email, teléfono…) y los días que quiera reservar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cliente deberá introducir los datos necesario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envía la forma al administrador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administrador recibe la petición de reserv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3" meta:word-count="124" meta:character-count="773" meta:non-whitespace-character-count="690"/>
    <meta:generator>LibreOfficeDev/6.0.5.2$Linux_X86_64 LibreOffice_project/</meta:generator>
  </office:meta>
</office:document-meta>
</file>